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640000004B02C5236E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outline1">
      <style:graphic-properties fo:min-height="13.859cm"/>
    </style:style>
    <style:style style:name="pr3" style:family="presentation" style:parent-style-name="Blue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list text:style-name="L1">
              <text:list-header>
                <text:p>node-candle</text:p>
              </text:list-header>
            </text:list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s a node.js module</text:p>
              </text:list-item>
              <text:list-item>
                <text:p>is a callback broker for assisting network modules</text:p>
              </text:list-item>
              <text:list-item>
                <text:p>is fa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11-02T12:44:59</meta:creation-date>
    <dc:language>fi-FI</dc:language>
    <meta:editing-cycles>2</meta:editing-cycles>
    <meta:editing-duration>PT3M9S</meta:editing-duration>
    <meta:initial-creator>Alexey Kupershtokh</meta:initial-creator>
    <dc:date>2012-11-02T13:33:18</dc:date>
    <dc:creator>Alexey Kupershtokh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